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5e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:</text:p>
      <text:p text:style-name="P1"><text:line-break/>objective:</text:p>
      <text:p text:style-name="P1"/>
      <text:p text:style-name="P1"><text:line-break/>Technologies:</text:p>
      <text:p text:style-name="P1"/>
      <text:p text:style-name="P1"><text:line-break/>literature survey (include algorithms):</text:p>
      <text:p text:style-name="P1"/>
      <text:p text:style-name="P1"><text:line-break/>Novelty:</text:p>
      <text:p text:style-name="P1"/>
      <text:p text:style-name="P1"><text:line-break/>Project plan:</text:p>
      <text:p text:style-name="P1"/>
      <text:p text:style-name="P1"><text:line-break/>Reference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20:27:14.829000000</meta:creation-date>
    <dc:date>2025-02-04T20:28:40.864000000</dc:date>
    <meta:editing-duration>PT1M28S</meta:editing-duration>
    <meta:editing-cycles>1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7" meta:word-count="11" meta:character-count="102" meta:non-whitespace-character-count="92"/>
  </office:meta>
</office:document-meta>
</file>